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ChoiceInputRequest.getCho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hoiceInputRequest.isInput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hoiceInputRequest.MultipleChoiceInputRequest( String prompt , Vector choi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